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3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4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5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6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7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8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9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1760cf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12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3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4" style:family="paragraph" style:parent-style-name="Text_20_body">
      <style:paragraph-properties fo:margin-top="0.2in" fo:margin-bottom="0.1in" style:contextual-spacing="false" fo:line-height="100%" fo:text-align="justify" style:justify-single-word="false"/>
      <style:text-properties style:font-name="Carlito" officeooo:paragraph-rsid="000df408"/>
    </style:style>
    <style:style style:name="P15" style:family="paragraph" style:parent-style-name="Text_20_body" style:list-style-name="L1">
      <style:paragraph-properties fo:margin-top="0in" fo:margin-bottom="0.1in" style:contextual-spacing="false"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1a30" style:font-weight-asian="bold" style:font-weight-complex="bold"/>
    </style:style>
    <style:style style:name="T3" style:family="text">
      <style:text-properties fo:font-weight="bold" officeooo:rsid="000f0f8b" style:font-weight-asian="bold" style:font-weight-complex="bold"/>
    </style:style>
    <style:style style:name="T4" style:family="text">
      <style:text-properties fo:font-weight="bold" officeooo:rsid="0003d1c8" style:font-weight-asian="bold" style:font-weight-complex="bold"/>
    </style:style>
    <style:style style:name="T5" style:family="text">
      <style:text-properties fo:font-weight="bold" officeooo:rsid="0010e361" style:font-weight-asian="bold" style:font-weight-complex="bold"/>
    </style:style>
    <style:style style:name="T6" style:family="text">
      <style:text-properties fo:font-weight="bold" officeooo:rsid="00124583" style:font-weight-asian="bold" style:font-weight-complex="bold"/>
    </style:style>
    <style:style style:name="T7" style:family="text">
      <style:text-properties officeooo:rsid="000df408"/>
    </style:style>
    <style:style style:name="T8" style:family="text">
      <style:text-properties officeooo:rsid="0000bd3f"/>
    </style:style>
    <style:style style:name="T9" style:family="text">
      <style:text-properties officeooo:rsid="00041a30"/>
    </style:style>
    <style:style style:name="T10" style:family="text">
      <style:text-properties officeooo:rsid="0003d1c8"/>
    </style:style>
    <style:style style:name="T11" style:family="text">
      <style:text-properties officeooo:rsid="000ea470"/>
    </style:style>
    <style:style style:name="T12" style:family="text">
      <style:text-properties officeooo:rsid="000f0f8b"/>
    </style:style>
    <style:style style:name="T13" style:family="text">
      <style:text-properties style:text-position="sub 58%" officeooo:rsid="0003d1c8"/>
    </style:style>
    <style:style style:name="T14" style:family="text">
      <style:text-properties style:text-position="sub 58%" fo:font-weight="bold" officeooo:rsid="0003d1c8" style:font-weight-asian="bold" style:font-weight-complex="bold"/>
    </style:style>
    <style:style style:name="T15" style:family="text">
      <style:text-properties officeooo:rsid="000215b3"/>
    </style:style>
    <style:style style:name="T16" style:family="text">
      <style:text-properties fo:color="#004f9e" loext:opacity="100%" officeooo:rsid="000215b3"/>
    </style:style>
    <style:style style:name="T17" style:family="text">
      <style:text-properties fo:color="#004f9e" loext:opacity="100%" officeooo:rsid="0013b090"/>
    </style:style>
    <style:style style:name="T18" style:family="text">
      <style:text-properties fo:color="#004f9e" loext:opacity="100%" fo:font-weight="bold" officeooo:rsid="0013b090" style:font-weight-asian="bold" style:font-weight-complex="bold"/>
    </style:style>
    <style:style style:name="T19" style:family="text">
      <style:text-properties fo:color="#004f9e" loext:opacity="100%" fo:font-weight="bold" officeooo:rsid="00041a30" style:font-weight-asian="bold" style:font-weight-complex="bold"/>
    </style:style>
    <style:style style:name="T20" style:family="text">
      <style:text-properties fo:color="#9e4f00" loext:opacity="100%" officeooo:rsid="0003d1c8"/>
    </style:style>
    <style:style style:name="T21" style:family="text">
      <style:text-properties fo:color="#9e4f00" loext:opacity="100%" style:text-position="0% 100%"/>
    </style:style>
    <style:style style:name="T22" style:family="text">
      <style:text-properties fo:color="#9e4f00" loext:opacity="100%" style:text-position="0% 100%" officeooo:rsid="0013b090"/>
    </style:style>
    <style:style style:name="T23" style:family="text">
      <style:text-properties fo:color="#9e4f00" loext:opacity="100%" officeooo:rsid="0013b090"/>
    </style:style>
    <style:style style:name="T24" style:family="text">
      <style:text-properties fo:color="#9e4f00" loext:opacity="100%" fo:font-weight="bold" officeooo:rsid="000215b3" style:font-weight-asian="bold" style:font-weight-complex="bold"/>
    </style:style>
    <style:style style:name="T25" style:family="text">
      <style:text-properties fo:color="#9e4f00" loext:opacity="100%" fo:font-weight="bold" officeooo:rsid="0013b090" style:font-weight-asian="bold" style:font-weight-complex="bold"/>
    </style:style>
    <style:style style:name="T26" style:family="text">
      <style:text-properties fo:color="#4f9e00" loext:opacity="100%" fo:font-weight="bold" style:font-weight-asian="bold" style:font-weight-complex="bold"/>
    </style:style>
    <style:style style:name="T27" style:family="text">
      <style:text-properties fo:color="#4f9e00" loext:opacity="100%" fo:font-weight="bold" officeooo:rsid="00041a30" style:font-weight-asian="bold" style:font-weight-complex="bold"/>
    </style:style>
    <style:style style:name="T28" style:family="text">
      <style:text-properties fo:color="#4f9e00" loext:opacity="100%" fo:font-weight="bold" officeooo:rsid="000215b3" style:font-weight-asian="bold" style:font-weight-complex="bold"/>
    </style:style>
    <style:style style:name="T29" style:family="text">
      <style:text-properties fo:color="#000000" loext:opacity="100%" officeooo:rsid="000215b3"/>
    </style:style>
    <style:style style:name="T30" style:family="text">
      <style:text-properties fo:color="#000000" loext:opacity="100%" fo:font-weight="bold" style:font-weight-asian="bold" style:font-weight-complex="bold"/>
    </style:style>
    <style:style style:name="T31" style:family="text">
      <style:text-properties fo:color="#000000" loext:opacity="100%" fo:font-weight="bold" officeooo:rsid="000215b3" style:font-weight-asian="bold" style:font-weight-complex="bold"/>
    </style:style>
    <style:style style:name="T32" style:family="text">
      <style:text-properties fo:color="#000000" loext:opacity="100%" fo:font-weight="bold" officeooo:rsid="00041a30" style:font-weight-asian="bold" style:font-weight-complex="bold"/>
    </style:style>
    <style:style style:name="T33" style:family="text">
      <style:text-properties fo:color="#000000" loext:opacity="100%" fo:font-weight="bold" officeooo:rsid="0013b090" style:font-weight-asian="bold" style:font-weight-complex="bold"/>
    </style:style>
    <style:style style:name="T34" style:family="text">
      <style:text-properties style:text-position="0% 100%"/>
    </style:style>
    <style:style style:name="T35" style:family="text">
      <style:text-properties style:text-position="0% 100%" officeooo:rsid="0003d1c8"/>
    </style:style>
    <style:style style:name="T36" style:family="text">
      <style:text-properties style:text-position="0% 100%" officeooo:rsid="0013b090"/>
    </style:style>
    <style:style style:name="T37" style:family="text">
      <style:text-properties officeooo:rsid="000fb2da"/>
    </style:style>
    <style:style style:name="T38" style:family="text">
      <style:text-properties officeooo:rsid="0010e361"/>
    </style:style>
    <style:style style:name="T39" style:family="text">
      <style:text-properties officeooo:rsid="001285d6"/>
    </style:style>
    <style:style style:name="T40" style:family="text">
      <style:text-properties officeooo:rsid="0013b0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r<text:span text:style-name="T11">t</text:span>i<text:span text:style-name="T11">c</text:span>ipant: <text:span text:style-name="T38">GAS</text:span></text:h>
      <text:p text:style-name="P14"><text:span text:style-name="T8">You are responsible for the </text:span><text:span text:style-name="T5">GAS</text:span><text:span text:style-name="T8"> </text:span><text:span text:style-name="T7">technology </text:span><text:span text:style-name="T8">in the market.</text:span></text:p>
      <text:p text:style-name="P2"><text:span text:style-name="T8">In </text:span><text:span text:style-name="T12">real life,</text:span><text:span text:style-name="T8"> </text:span><text:span text:style-name="T10">a </text:span><text:span text:style-name="T8">bid includes multiple energy and price segments. </text:span><text:span text:style-name="T12">However, for simplicity's sake, </text:span><text:span text:style-name="T7">in this game you will </text:span><text:span text:style-name="T12">only <text:s/></text:span><text:span text:style-name="T7">offer </text:span><text:span text:style-name="T12">one segment</text:span><text:span text:style-name="T7">. </text:span>Therefore, your bid for a specific round <text:span text:style-name="T7">will </text:span>consist of <text:span text:style-name="T7">the following</text:span>:</text:p>
      <text:list text:style-name="L1">
        <text:list-item>
          <text:p text:style-name="P12"><text:span text:style-name="T7">T</text:span>he <text:span text:style-name="T1">price</text:span> per megawatt-hour (€/MWh) at which you are willing to sell your energy. The minimum value (floor) is 0 €/MWh. The maximum value (cap) is 180 <text:span text:style-name="T38">€</text:span>/M<text:span text:style-name="T7">W</text:span>h.</text:p>
        </text:list-item>
        <text:list-item>
          <text:p text:style-name="P15">The amount of <text:span text:style-name="T1">energy</text:span> you are offering (GWh). The minimum value is 0 GWh. The maximum is <text:span text:style-name="T38">2</text:span>0 GWh.</text:p>
        </text:list-item>
      </text:list>
      <text:h text:style-name="P3" text:outline-level="3">Take into consideration that:</text:h>
      <text:list text:style-name="L2">
        <text:list-item>
          <text:p text:style-name="P13"><text:span text:style-name="T10">Your unitary variable cost associated </text:span><text:span text:style-name="T12">with</text:span><text:span text:style-name="T10"> </text:span><text:span text:style-name="T12">fuel consumption</text:span><text:span text:style-name="T10"> is </text:span><text:span text:style-name="T6">5</text:span><text:span text:style-name="T2">0</text:span><text:span text:style-name="T4"> €/M</text:span><text:span text:style-name="T3">W</text:span><text:span text:style-name="T4">h</text:span><text:span text:style-name="T10">.</text:span></text:p>
        </text:list-item>
        <text:list-item>
          <text:p text:style-name="P5"><text:span text:style-name="T10">Your CO</text:span><text:span text:style-name="T13">2</text:span><text:span text:style-name="T10"> emissions are </text:span><text:span text:style-name="T4">0.</text:span><text:span text:style-name="T6">4</text:span><text:span text:style-name="T4"> tCO</text:span><text:span text:style-name="T14">2</text:span><text:span text:style-name="T4">/MWh</text:span><text:span text:style-name="T10"> (only if </text:span><text:span text:style-name="T12">the </text:span><text:span text:style-name="T10">ETS market is active).</text:span></text:p>
        </text:list-item>
        <text:list-item>
          <text:p text:style-name="P6"><text:span text:style-name="T9">Since </text:span><text:span text:style-name="T37">the </text:span><text:span text:style-name="T12">power output </text:span><text:span text:style-name="T37">of </text:span><text:span text:style-name="T39">gas</text:span><text:span text:style-name="T9"> plants can be </text:span><text:span text:style-name="T12">adjusted</text:span><text:span text:style-name="T9">, you </text:span><text:span text:style-name="T37">won’t incur </text:span><text:span text:style-name="T9">penalties. If you sell a certain amount of energy in the market, you will deliver </text:span><text:span text:style-name="T12">exactly </text:span><text:span text:style-name="T9">the same amount of energy at the corresponding hour.</text:span></text:p>
        </text:list-item>
      </text:list>
      <text:p text:style-name="P7">For example, if you sell <text:span text:style-name="T15">8 GWh </text:span><text:span text:style-name="T12">in the market, </text:span><text:span text:style-name="T15">and the market clearing price is </text:span><text:span text:style-name="T40">6</text:span><text:span text:style-name="T15">0 €/M</text:span><text:span text:style-name="T12">W</text:span><text:span text:style-name="T15">h:</text:span></text:p>
      <text:list text:style-name="L3">
        <text:list-item>
          <text:p text:style-name="P8"><text:span text:style-name="T15">You earn 8</text:span>x<text:span text:style-name="T40">6</text:span><text:span text:style-name="T15">0 = </text:span><text:span text:style-name="T17">48</text:span><text:span text:style-name="T16">0 thousand €</text:span><text:span text:style-name="T15"> (</text:span><text:span text:style-name="T16">market incomes</text:span><text:span text:style-name="T15">).</text:span></text:p>
        </text:list-item>
        <text:list-item>
          <text:p text:style-name="P9"><text:span text:style-name="T10">You pay 8x</text:span><text:span text:style-name="T40">5</text:span><text:span text:style-name="T10">0 = </text:span><text:span text:style-name="T20">4</text:span><text:span text:style-name="T23">0</text:span><text:span text:style-name="T20">0 thousand € </text:span>for the fuel consumption <text:span text:style-name="T10">(</text:span><text:span text:style-name="T20">variable cost</text:span><text:span text:style-name="T10">).</text:span></text:p>
        </text:list-item>
        <text:list-item>
          <text:p text:style-name="P8"><text:span text:style-name="T15">Thus</text:span><text:span text:style-name="T29">, overall, </text:span><text:span text:style-name="T31">you earn </text:span><text:span text:style-name="T18">48</text:span><text:span text:style-name="T19">0</text:span><text:span text:style-name="T31">-</text:span><text:span text:style-name="T24">4</text:span><text:span text:style-name="T25">0</text:span><text:span text:style-name="T24">0</text:span><text:span text:style-name="T31"> = </text:span><text:span text:style-name="T27">8</text:span><text:span text:style-name="T28">0 thousand €</text:span><text:span text:style-name="T31"> </text:span><text:span text:style-name="T30">(</text:span><text:span text:style-name="T26">total incomes</text:span><text:span text:style-name="T30">)</text:span><text:span text:style-name="T31">.</text:span></text:p>
        </text:list-item>
      </text:list>
      <text:p text:style-name="P10"/>
      <text:p text:style-name="P11"><text:span text:style-name="T37">A</text:span>ddition<text:span text:style-name="T37">ally</text:span>, if the ETS market were active and the CO<text:span text:style-name="T13">2</text:span> price were 10 €/tCO<text:span text:style-name="T13">2</text:span><text:span text:style-name="T35">, <text:s/></text:span><text:span text:style-name="T34">your </text:span><text:span text:style-name="T21">variable costs</text:span><text:span text:style-name="T34"> would increase by 10x0.</text:span><text:span text:style-name="T36">4</text:span><text:span text:style-name="T34">x8 = </text:span><text:span text:style-name="T22">32</text:span><text:span text:style-name="T21"> thousand €</text:span><text:span text:style-name="T34">.</text:span></text:p>
      <text:h text:style-name="P4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18T15:13:35.946956115</dc:date>
    <meta:editing-duration>PT57M3S</meta:editing-duration>
    <meta:editing-cycles>14</meta:editing-cycles>
    <meta:generator>LibreOffice/24.2.7.2$Linux_X86_64 LibreOffice_project/420$Build-2</meta:generator>
    <meta:print-date>2026-02-18T14:25:58.827713948</meta:print-date>
    <meta:printed-by>PDF files</meta:printed-by>
    <meta:document-statistic meta:table-count="0" meta:image-count="0" meta:object-count="0" meta:page-count="1" meta:paragraph-count="14" meta:word-count="245" meta:character-count="1348" meta:non-whitespace-character-count="1123"/>
  </office:meta>
</office:document-meta>
</file>